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2-23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099526066350712" table:style-name="ce2">
            <text:p>29.10%</text:p>
          </table:table-cell>
          <table:table-cell office:value-type="percentage" office:value="0.4" table:style-name="ce2">
            <text:p>4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7-15T07:36:40Z</meta:creation-date>
    <dc:date>2022-07-15T07:36:49Z</dc:date>
    <meta:user-defined meta:name="_MarkAsFinal" meta:value-type="boolean">true</meta:user-defined>
  </office:meta>
</office:document-meta>
</file>